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lDigest.update( byte [ ] in , int inOff , int 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eneralDigest.GeneralDigest( GeneralDiges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lDigest.fini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lDigest.GeneralDi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lDigest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lDigest.update( byte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